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118in" style:rel-column-width="18092*"/>
    </style:style>
    <style:style style:name="Table1.B" style:family="table-column">
      <style:table-column-properties style:column-width="5.0132in" style:rel-column-width="4744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292in"/>
    </style:style>
    <style:style style:name="Table1.24" style:family="table-row">
      <style:table-row-properties style:min-row-height="0.3639in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officeooo:rsid="001fe823" officeooo:paragraph-rsid="001fe823"/>
    </style:style>
    <style:style style:name="P8" style:family="paragraph" style:parent-style-name="Text_20_body">
      <style:text-properties officeooo:rsid="001fe823" officeooo:paragraph-rsid="001fe823"/>
    </style:style>
    <style:style style:name="P9" style:family="paragraph" style:parent-style-name="Text_20_body">
      <style:paragraph-properties fo:margin-top="0in" fo:margin-bottom="0.0602in" style:contextual-spacing="false"/>
      <style:text-properties officeooo:rsid="001fe823" officeooo:paragraph-rsid="001fe823"/>
    </style:style>
    <style:style style:name="P10" style:family="paragraph" style:parent-style-name="Text_20_body">
      <style:text-properties officeooo:rsid="001be083" officeooo:paragraph-rsid="001be083"/>
    </style:style>
    <style:style style:name="P11" style:family="paragraph" style:parent-style-name="Text_20_body">
      <style:text-properties officeooo:rsid="00211d8f" officeooo:paragraph-rsid="00211d8f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Text">
      <style:paragraph-properties fo:text-align="center" style:justify-single-word="false" fo:keep-with-next="always"/>
    </style:style>
    <style:style style:name="P16" style:family="paragraph" style:parent-style-name="Heading_20_1">
      <style:paragraph-properties fo:break-before="page"/>
      <style:text-properties officeooo:rsid="001fe823" officeooo:paragraph-rsid="001fe823"/>
    </style:style>
    <style:style style:name="P17" style:family="paragraph" style:parent-style-name="Heading_20_2">
      <style:text-properties officeooo:rsid="001fe823" officeooo:paragraph-rsid="001fe823"/>
    </style:style>
    <style:style style:name="P18" style:family="paragraph" style:parent-style-name="Heading_20_2">
      <style:paragraph-properties fo:break-before="page"/>
      <style:text-properties officeooo:rsid="001fe823" officeooo:paragraph-rsid="001fe823"/>
    </style:style>
    <style:style style:name="P19" style:family="paragraph" style:parent-style-name="Heading_20_2">
      <style:paragraph-properties fo:break-before="page"/>
      <style:text-properties officeooo:rsid="00211d8f" officeooo:paragraph-rsid="00211d8f"/>
    </style:style>
    <style:style style:name="P20" style:family="paragraph" style:parent-style-name="Table_20_Contents" style:list-style-name="L1">
      <style:text-properties officeooo:rsid="001fe823" officeooo:paragraph-rsid="001fe823"/>
    </style:style>
    <style:style style:name="P21" style:family="paragraph" style:parent-style-name="Text_20_body" style:list-style-name="L2">
      <style:paragraph-properties fo:margin-top="0in" fo:margin-bottom="0.0602in" style:contextual-spacing="false"/>
      <style:text-properties officeooo:rsid="001fe823" officeooo:paragraph-rsid="001fe823"/>
    </style:style>
    <style:style style:name="P22" style:family="paragraph" style:parent-style-name="Text_20_body" style:list-style-name="L3">
      <style:text-properties officeooo:rsid="001fe823" officeooo:paragraph-rsid="001fe823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fe823"/>
    </style:style>
    <style:style style:name="T6" style:family="text">
      <style:text-properties officeooo:rsid="00211d8f"/>
    </style:style>
    <style:style style:name="T7" style:family="text">
      <style:text-properties officeooo:rsid="002190c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__RefHeading___Toc1240_632869935"/>Filesystem<text:bookmark-end text:name="__RefHeading___Toc1240_632869935"/></text:h>
      <text:p text:style-name="P10">This section covers the <text:span text:style-name="T5">filesystem used by AutomataCI as a component in a given file-based repository. The purpose is for checking out any vital files owned by AutomataCI that can make or break its operations.</text:span></text:p>
      <text:p text:style-name="P10"/>
      <text:h text:style-name="P17" text:outline-level="2"><text:bookmark-start text:name="__RefHeading___Toc26242_267076116"/>File Extensions<text:bookmark-end text:name="__RefHeading___Toc26242_267076116"/></text:h>
      <text:p text:style-name="P8">AutomataCI complies to the UNIX OSes and Windows OS friendly file extensions such that a compound format is deployed (E.g. <text:span text:style-name="T4">.tar.gz</text:span>).</text:p>
      <text:p text:style-name="P8"><text:span text:style-name="T4">While UNIX OSes do not use it for software service identification, Windows OS does</text:span>. Hence, in AutomataCI, the last segment of the file extensions shall always be the first service identifier across all OSes. Some notable examples are:</text:p>
      <text:list text:style-name="L2">
        <text:list-item>
          <text:p text:style-name="P21"><text:span text:style-name="T2">.sh.ps1.cmd</text:span> | <text:span text:style-name="T2">.sh.cmd.ps1</text:span> – for POSIX+Batch+PowerShell Polygot Script.</text:p>
        </text:list-item>
        <text:list-item>
          <text:p text:style-name="P21"><text:span text:style-name="T2">.sh</text:span> – for all POSIX shell scripts only.</text:p>
        </text:list-item>
        <text:list-item>
          <text:p text:style-name="P21"><text:span text:style-name="T2">.ps1</text:span> – for all PowerShell scripts only.</text:p>
        </text:list-item>
        <text:list-item>
          <text:p text:style-name="P21"><text:span text:style-name="T2">.toml</text:span> – for CONFIG.toml file only.</text:p>
        </text:list-item>
        <text:list-item>
          <text:p text:style-name="P21"><text:span text:style-name="T2">.exe</text:span> – for Windows exectuables.</text:p>
        </text:list-item>
        <text:list-item>
          <text:p text:style-name="P21"><text:span text:style-name="T2">lib[NAME].a</text:span> – for UNIX C/C++ libraries.</text:p>
        </text:list-item>
        <text:list-item>
          <text:p text:style-name="P21"><text:span text:style-name="T2">[NAME].dll</text:span> – for Windows C/C++ libraries.</text:p>
        </text:list-item>
      </text:list>
      <text:p text:style-name="P9"/>
      <text:h text:style-name="P18" text:outline-level="2">Naming Convention</text:h>
      <text:p text:style-name="P8">AutomataCI deploys its own naming convention for maximum consistencies and content identification without needing to perform byte-reading. The said convention is also for manual human comprehension as well. AutomataCI uses the pattern defined in Table <text:sequence-ref text:reference-format="category-and-value" text:ref-name="refText0">1.2.1</text:sequence-ref>.</text:p>
      <text:p text:style-name="P15"><text:span text:style-name="T5">Table</text:span> <text:sequence text:ref-name="refText0" text:name="Text" text:formula="ooow:Text+1" style:num-format="1">1.2.1</text:sequence>: <text:span text:style-name="T5">the AutomataCI filesystem naming convention format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{NAME}[-TYPE][_LANG]_{OS}-{ARCH}.{EXTENSION}<text:span text:style-name="T5">[/]</text:span></text:p>
            <text:p text:style-name="Table_20_Contents"/>
            <text:p text:style-name="P7">NOTES:</text:p>
            <text:list text:style-name="L1">
              <text:list-item>
                <text:p text:style-name="P20"><text:span text:style-name="T2">underscore (_)</text:span> is for context switching.</text:p>
              </text:list-item>
              <text:list-item>
                <text:p text:style-name="P20"><text:span text:style-name="T2">dash (-)</text:span> for separating different subjects within the same context.</text:p>
              </text:list-item>
              <text:list-item>
                <text:p text:style-name="P20"><text:span text:style-name="T2">space ( ) is prohibited</text:span> (NOT ALLOWED).</text:p>
              </text:list-item>
              <text:list-item>
                <text:p text:style-name="P20">For directory type, it is always having <text:span text:style-name="T2">the backslash suffix (/)</text:span>.</text:p>
              </text:list-item>
            </text:list>
            <text:p text:style-name="P7"/>
            <text:p text:style-name="Table_20_Contents">LEGENDS:</text:p>
            <text:p text:style-name="Table_20_Contents">1. <text:span text:style-name="T2">{ … }</text:span> - compulsory field.</text:p>
            <text:p text:style-name="Table_20_Contents">2. <text:span text:style-name="T2">[ … ]</text:span> - optional field.</text:p>
          </table:table-cell>
        </table:table-row>
      </table:table>
      <text:p text:style-name="P8"/>
      <text:p text:style-name="P8">Examples:</text:p>
      <text:list text:style-name="L3">
        <text:list-item>
          <text:p text:style-name="P22"><text:span text:style-name="T2">setup_windows-amd64.ps1</text:span> – PowerShell script in default language running setup function for Windows OS, with <text:span text:style-name="T3">amd64</text:span> CPU only.</text:p>
        </text:list-item>
        <text:list-item>
          <text:p text:style-name="P22"><text:span text:style-name="T2">setup_windows-any.ps1</text:span> – PowerShell script in default language running setup function for Windows OS with any CPU types.</text:p>
        </text:list-item>
        <text:list-item>
          <text:p text:style-name="P22"><text:span text:style-name="T2">setup_unix-amd64.sh</text:span> – POSIX shell script in default language running setup function for UNIX OS (Linux, Hurd, and Apple MacOS) with <text:span text:style-name="T3">amd64</text:span> CPU only.</text:p>
        </text:list-item>
        <text:list-item>
          <text:p text:style-name="P22"><text:span text:style-name="T2">setup_unix-any.sh</text:span> – POSIX shell script in default language running setup function for UNIX OS with any CPU types.</text:p>
        </text:list-item>
        <text:list-item>
          <text:p text:style-name="P22"><text:span text:style-name="T2">setup_darwin-any.sh</text:span> – POSIX shell script in default language running setup function for Apple MacOS only with any CPU types.</text:p>
        </text:list-item>
        <text:list-item>
          <text:p text:style-name="P22"><text:soft-page-break/><text:span text:style-name="T2">myapp-src_unix-any/</text:span> - Directory containing the project “myapp” source codes in default language deploy-able for UNIX OS with any CPU types only.</text:p>
        </text:list-item>
        <text:list-item>
          <text:p text:style-name="P22"><text:span text:style-name="T2">myapp-src_en_unix-any/</text:span> - Directory containing the project “myapp” source codes in International English deploy-able for UNIX OS with any CPU types only.</text:p>
        </text:list-item>
        <text:list-item>
          <text:p text:style-name="P22"><text:span text:style-name="T2">myapp_windows-amd64.exe</text:span> – An executable called “myapp” in default language with <text:span text:style-name="T3">.exe</text:span> file extension deploy-able only for Windows OS with <text:span text:style-name="T3">amd64</text:span> CPU.</text:p>
        </text:list-item>
        <text:list-item>
          <text:p text:style-name="P22"><text:span text:style-name="T2">myapp_zh-hans_windows-amd64.exe</text:span> – An executable called “myapp” in International Simplified Chinese language with <text:span text:style-name="T3">.exe</text:span> file extension deploy-able for Windows OS with <text:span text:style-name="T3">amd64</text:span> CPU only.</text:p>
        </text:list-item>
        <text:list-item>
          <text:p text:style-name="P22"><text:span text:style-name="T2">LICENSE_en.rtf</text:span> – a rich text document in International English usable anywhere.</text:p>
        </text:list-item>
      </text:list>
      <text:p text:style-name="P8"/>
      <text:h text:style-name="P18" text:outline-level="2">Repository File Structures</text:h>
      <text:p text:style-name="P11">Within an AutomataCI integrated Repository File, depending on the definitions in <text:span text:style-name="T3">CONFIG.toml</text:span>, by default, the affected files and directories are listed in Table <text:sequence-ref text:reference-format="category-and-value" text:ref-name="refText1">1.3.1</text:sequence-ref>.</text:p>
      <text:p text:style-name="P15"><text:span text:style-name="T6">Table</text:span> <text:sequence text:ref-name="refText1" text:name="Text" text:formula="ooow:Text+1" style:num-format="1">1.3.1</text:sequence>: <text:span text:style-name="T6">The AutomataCI default filesystem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automataci/</text:p>
          </table:table-cell>
          <table:table-cell table:style-name="Table1.B1" office:value-type="string">
            <text:p text:style-name="Table_20_Contents">house the projects' CI automation scripts.</text:p>
          </table:table-cell>
        </table:table-row>
        <table:table-row>
          <table:table-cell table:style-name="Table1.A2" office:value-type="string">
            <text:p text:style-name="P13">automataCI/ci.sh.ps1</text:p>
          </table:table-cell>
          <table:table-cell table:style-name="Table1.B2" office:value-type="string">
            <text:p text:style-name="P14">CI start point <text:span text:style-name="T6">sourcing</text:span> <text:span text:style-name="T3">automataCI/ci.sh</text:span> or <text:span text:style-name="T3">automataCI/ci.ps1</text:span>.</text:p>
          </table:table-cell>
        </table:table-row>
        <table:table-row>
          <table:table-cell table:style-name="Table1.A2" office:value-type="string">
            <text:p text:style-name="P13">automataCI/ci.sh</text:p>
          </table:table-cell>
          <table:table-cell table:style-name="Table1.B2" office:value-type="string">
            <text:p text:style-name="P14">AutomataCI entrance for UNIX OS.</text:p>
          </table:table-cell>
        </table:table-row>
        <table:table-row>
          <table:table-cell table:style-name="Table1.A2" office:value-type="string">
            <text:p text:style-name="P13">automataCI/ci.ps1 </text:p>
          </table:table-cell>
          <table:table-cell table:style-name="Table1.B2" office:value-type="string">
            <text:p text:style-name="P14">AutomataCI entrance for Windows OS.</text:p>
          </table:table-cell>
        </table:table-row>
        <table:table-row>
          <table:table-cell table:style-name="Table1.A2" office:value-type="string">
            <text:p text:style-name="P13">automataCI/services/ </text:p>
          </table:table-cell>
          <table:table-cell table:style-name="Table1.B2" office:value-type="string">
            <text:p text:style-name="P14">house tested and pre-built CI automation services’ functions.</text:p>
          </table:table-cell>
        </table:table-row>
        <table:table-row>
          <table:table-cell table:style-name="Table1.A2" office:value-type="string">
            <text:p text:style-name="P13">bin/ </text:p>
          </table:table-cell>
          <table:table-cell table:style-name="Table1.B2" office:value-type="string">
            <text:p text:style-name="P14">default removable materialized output directory for executables</text:p>
          </table:table-cell>
        </table:table-row>
        <table:table-row>
          <table:table-cell table:style-name="Table1.A2" office:value-type="string">
            <text:p text:style-name="P13">build/</text:p>
          </table:table-cell>
          <table:table-cell table:style-name="Table1.B2" office:value-type="string">
            <text:p text:style-name="P14">default removable build output directory.</text:p>
          </table:table-cell>
        </table:table-row>
        <table:table-row>
          <table:table-cell table:style-name="Table1.A2" office:value-type="string">
            <text:p text:style-name="P13">lib/ </text:p>
          </table:table-cell>
          <table:table-cell table:style-name="Table1.B2" office:value-type="string">
            <text:p text:style-name="P14">default removable materialized output directory for libraries.</text:p>
          </table:table-cell>
        </table:table-row>
        <table:table-row>
          <table:table-cell table:style-name="Table1.A2" office:value-type="string">
            <text:p text:style-name="P13">pkg/</text:p>
          </table:table-cell>
          <table:table-cell table:style-name="Table1.B2" office:value-type="string">
            <text:p text:style-name="P14">default removable package output directory.</text:p>
          </table:table-cell>
        </table:table-row>
        <table:table-row>
          <table:table-cell table:style-name="Table1.A2" office:value-type="string">
            <text:p text:style-name="P13">src/</text:p>
          </table:table-cell>
          <table:table-cell table:style-name="Table1.B2" office:value-type="string">
            <text:p text:style-name="P14">house common assets and materials (baseline directory).</text:p>
          </table:table-cell>
        </table:table-row>
        <table:table-row>
          <table:table-cell table:style-name="Table1.A2" office:value-type="string">
            <text:p text:style-name="P13">src/packages/</text:p>
          </table:table-cell>
          <table:table-cell table:style-name="Table1.B2" office:value-type="string">
            <text:p text:style-name="P14">housing all packages control template files.</text:p>
          </table:table-cell>
        </table:table-row>
        <table:table-row table:style-name="Table1.12">
          <table:table-cell table:style-name="Table1.A2" office:value-type="string">
            <text:p text:style-name="P13">src/icons/</text:p>
          </table:table-cell>
          <table:table-cell table:style-name="Table1.B2" office:value-type="string">
            <text:p text:style-name="P14">housing all graphics and icon files.</text:p>
          </table:table-cell>
        </table:table-row>
        <table:table-row table:style-name="Table1.12">
          <table:table-cell table:style-name="Table1.A2" office:value-type="string">
            <text:p text:style-name="P13">src/icons/icons.ico </text:p>
          </table:table-cell>
          <table:table-cell table:style-name="Table1.B2" office:value-type="string">
            <text:p text:style-name="P14">artifact icon in .ICO format used in Windows OS.</text:p>
          </table:table-cell>
        </table:table-row>
        <table:table-row table:style-name="Table1.12">
          <table:table-cell table:style-name="Table1.A2" office:value-type="string">
            <text:p text:style-name="P13">src/icons/msi-banner-top_[LANG].jpg</text:p>
          </table:table-cell>
          <table:table-cell table:style-name="Table1.B2" office:value-type="string">
            <text:p text:style-name="P14">artifact banner used in MSI packaging.</text:p>
          </table:table-cell>
        </table:table-row>
        <table:table-row table:style-name="Table1.12">
          <table:table-cell table:style-name="Table1.A2" office:value-type="string">
            <text:p text:style-name="P13">src/icons/msi-dialog_[LANG].jpg</text:p>
          </table:table-cell>
          <table:table-cell table:style-name="Table1.B2" office:value-type="string">
            <text:p text:style-name="P14">artifact banner used in MSI packaging.</text:p>
          </table:table-cell>
        </table:table-row>
        <table:table-row table:style-name="Table1.12">
          <table:table-cell table:style-name="Table1.A2" office:value-type="string">
            <text:p text:style-name="P13">src/licenses/</text:p>
          </table:table-cell>
          <table:table-cell table:style-name="Table1.B2" office:value-type="string">
            <text:p text:style-name="P14">housing all project licensing generative documents and artifacts.</text:p>
          </table:table-cell>
        </table:table-row>
        <table:table-row table:style-name="Table1.12">
          <table:table-cell table:style-name="Table1.A2" office:value-type="string">
            <text:p text:style-name="P13">src/licenses/deb-copyright</text:p>
          </table:table-cell>
          <table:table-cell table:style-name="Table1.B2" office:value-type="string">
            <text:p text:style-name="P14">extended license file used in DEB packaging.</text:p>
          </table:table-cell>
        </table:table-row>
        <table:table-row table:style-name="Table1.12">
          <table:table-cell table:style-name="Table1.A2" office:value-type="string">
            <text:p text:style-name="P13">src/licenses/LICENSE_[LANG].rtf</text:p>
          </table:table-cell>
          <table:table-cell table:style-name="Table1.B2" office:value-type="string">
            <text:p text:style-name="P14">license file artifact used in MSI packaging EULA content display.</text:p>
          </table:table-cell>
        </table:table-row>
        <text:soft-page-break/>
        <table:table-row table:style-name="Table1.12">
          <table:table-cell table:style-name="Table1.A2" office:value-type="string">
            <text:p text:style-name="P13">src/licenses/LICENSE<text:span text:style-name="T6">_</text:span>[LANG].pdf</text:p>
          </table:table-cell>
          <table:table-cell table:style-name="Table1.B2" office:value-type="string">
            <text:p text:style-name="P14">license file artifact used for general packaging distribution.</text:p>
          </table:table-cell>
        </table:table-row>
        <table:table-row table:style-name="Table1.12">
          <table:table-cell table:style-name="Table1.A2" office:value-type="string">
            <text:p text:style-name="P13">src/docs/ </text:p>
          </table:table-cell>
          <table:table-cell table:style-name="Table1.B2" office:value-type="string">
            <text:p text:style-name="P14">housing all project’s document generators</text:p>
          </table:table-cell>
        </table:table-row>
        <table:table-row table:style-name="Table1.12">
          <table:table-cell table:style-name="Table1.A2" office:value-type="string">
            <text:p text:style-name="P13">src/changelog/ </text:p>
          </table:table-cell>
          <table:table-cell table:style-name="Table1.B2" office:value-type="string">
            <text:p text:style-name="P14">housing all project’s changelog entries data.</text:p>
          </table:table-cell>
        </table:table-row>
        <table:table-row table:style-name="Table1.12">
          <table:table-cell table:style-name="Table1.A2" office:value-type="string">
            <text:p text:style-name="P13">src/.ci/</text:p>
          </table:table-cell>
          <table:table-cell table:style-name="Table1.B2" office:value-type="string">
            <text:p text:style-name="P14">house all baseline (applies to all) common CI job recipes.</text:p>
          </table:table-cell>
        </table:table-row>
        <table:table-row table:style-name="Table1.12">
          <table:table-cell table:style-name="Table1.A2" office:value-type="string">
            <text:p text:style-name="P13">src[TECH]/ </text:p>
          </table:table-cell>
          <table:table-cell table:style-name="Table1.B2" office:value-type="string">
            <text:p text:style-name="P14">house tech-specific source codes (tech-specific directory).</text:p>
          </table:table-cell>
        </table:table-row>
        <table:table-row table:style-name="Table1.24">
          <table:table-cell table:style-name="Table1.A2" office:value-type="string">
            <text:p text:style-name="P13">src[TECH]/.ci/ </text:p>
          </table:table-cell>
          <table:table-cell table:style-name="Table1.B2" office:value-type="string">
            <text:p text:style-name="P14">house tech-specific CI job recipes.</text:p>
          </table:table-cell>
        </table:table-row>
        <table:table-row table:style-name="Table1.24">
          <table:table-cell table:style-name="Table1.A2" office:value-type="string">
            <text:p text:style-name="P13">tools/</text:p>
          </table:table-cell>
          <table:table-cell table:style-name="Table1.B2" office:value-type="string">
            <text:p text:style-name="P14">default tooling (e.g. programming language) directory.</text:p>
          </table:table-cell>
        </table:table-row>
        <table:table-row table:style-name="Table1.24">
          <table:table-cell table:style-name="Table1.A2" office:value-type="string">
            <text:p text:style-name="P13">tmp/ </text:p>
          </table:table-cell>
          <table:table-cell table:style-name="Table1.B2" office:value-type="string">
            <text:p text:style-name="P14">default removable temporary workspace directory.</text:p>
          </table:table-cell>
        </table:table-row>
        <table:table-row table:style-name="Table1.24">
          <table:table-cell table:style-name="Table1.A2" office:value-type="string">
            <text:p text:style-name="P13">CITATION.cf<text:span text:style-name="T6">f</text:span></text:p>
          </table:table-cell>
          <table:table-cell table:style-name="Table1.B2" office:value-type="string">
            <text:p text:style-name="P14">default auto-generated academic citation data file.</text:p>
          </table:table-cell>
        </table:table-row>
        <table:table-row table:style-name="Table1.24">
          <table:table-cell table:style-name="Table1.A2" office:value-type="string">
            <text:p text:style-name="P13">CONFIG.toml </text:p>
          </table:table-cell>
          <table:table-cell table:style-name="Table1.B2" office:value-type="string">
            <text:p text:style-name="P14">configure project's settings data for AutomataCI.</text:p>
          </table:table-cell>
        </table:table-row>
        <table:table-row table:style-name="Table1.24">
          <table:table-cell table:style-name="Table1.A2" office:value-type="string">
            <text:p text:style-name="P13">SECRETS.toml </text:p>
          </table:table-cell>
          <table:table-cell table:style-name="Table1.B2" office:value-type="string">
            <text:p text:style-name="P14">provides secrets related data (ignored by <text:span text:style-name="T6">default</text:span> .gitignore).</text:p>
          </table:table-cell>
        </table:table-row>
        <table:table-row table:style-name="Table1.24">
          <table:table-cell table:style-name="Table1.A2" office:value-type="string">
            <text:p text:style-name="P13">.git </text:p>
          </table:table-cell>
          <table:table-cell table:style-name="Table1.B2" office:value-type="string">
            <text:p text:style-name="P14">default Git version control configuration directory.</text:p>
          </table:table-cell>
        </table:table-row>
      </table:table>
      <text:p text:style-name="P11"/>
      <text:h text:style-name="P19" text:outline-level="2">Secret Files</text:h>
      <text:p text:style-name="P11">AutomataCI does facilitate secret files parsing for sourcing confidential data such as API token and etc called <text:span text:style-name="T2">SECRETS.toml</text:span>. This file is usually located next to the <text:span text:style-name="T3">CONFIG.toml</text:span> at the root directory of the repository.</text:p>
      <text:p text:style-name="P11"/>
      <text:p text:style-name="P11">When using the default settings, the <text:span text:style-name="T4">.gitignore</text:span> shall always ignore such file to prevent any data leak.</text:p>
      <text:p text:style-name="P11"/>
      <text:p text:style-name="P11">Alternatively, <text:span text:style-name="T7">y</text:span>ou’re free to provide those secret parameters either through this file or define those environment variables directly on your ow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6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bookmark-start text:name="__DdeLink__1273_2534620714"/><text:page-number text:select-page="current">6</text:page-number><text:s/><text:span text:style-name="MT1">of </text:span><text:page-count>6</text:page-count><text:bookmark-end text:name="__DdeLink__1273_2534620714"/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5</text:page-number><text:s/><text:span text:style-name="MT1">of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16H36M44S</meta:editing-duration>
    <meta:editing-cycles>2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6:04:38.769360239</dc:date>
    <dc:creator>Kean Ho Chew</dc:creator>
    <meta:document-statistic meta:table-count="2" meta:image-count="0" meta:object-count="0" meta:page-count="6" meta:paragraph-count="107" meta:word-count="804" meta:character-count="5766" meta:non-whitespace-character-count="5067"/>
    <meta:template xlink:type="simple" xlink:actuate="onRequest" xlink:title="Official Book" xlink:href="../../templates/Book.ott" meta:date="2023-11-17T20:33:17.245827505"/>
  </office:meta>
</office:document-meta>
</file>